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5cm" fo:min-width="0.086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5cm" fo:min-width="0.0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5cm" fo:min-width="0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4cm" fo:min-width="0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4cm" fo:min-width="0.212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5cm" fo:min-width="0.106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419cm" svg:height="0.856cm" svg:x="9.086cm" svg:y="13.856cm" svg:viewBox="0 0 1420 857" svg:d="M0 857c86-148 233-247 383-326 136-72 282-127 421-192s291-122 410-230l137-81 69-28">
            <text:p/>
          </draw:path>
          <draw:path draw:style-name="gr1" draw:text-style-name="P1" draw:layer="layout" svg:width="1.336cm" svg:height="1.061cm" svg:x="10.506cm" svg:y="13.856cm" svg:viewBox="0 0 1337 1062" svg:d="M0 0c125 131 219 293 342 425s297 198 452 282c146 80 273 189 411 284l132 71">
            <text:p/>
          </draw:path>
          <draw:path draw:style-name="gr1" draw:text-style-name="P1" draw:layer="layout" svg:width="1.447cm" svg:height="0.881cm" svg:x="10.395cm" svg:y="14.893cm" svg:viewBox="0 0 1448 882" svg:d="M0 882c120-124 277-159 406-289 109-113 275-148 416-224s302-117 404-251l130-79 92-39">
            <text:p/>
          </draw:path>
          <draw:path draw:style-name="gr1" draw:text-style-name="P1" draw:layer="layout" svg:width="1.364cm" svg:height="1.043cm" svg:x="9.072cm" svg:y="14.729cm" svg:viewBox="0 0 1365 1044" svg:d="M0 0c162 129 309 280 464 422 134 120 249 261 409 352 155 89 334 143 464 270h28">
            <text:p/>
          </draw:path>
          <draw:polyline draw:style-name="gr1" draw:text-style-name="P1" draw:layer="layout" svg:width="0.084cm" svg:height="0.394cm" svg:x="11.487cm" svg:y="14.713cm" svg:viewBox="0 0 85 395" draw:points="56,0 0,136 0,272 85,395">
            <text:p/>
          </draw:polyline>
          <draw:frame draw:style-name="gr2" draw:text-style-name="P3" draw:layer="layout" svg:width="1.069cm" svg:height="0.624cm" svg:x="10.661cm" svg:y="14.694cm">
            <draw:text-box>
              <text:p text:style-name="P2"><text:span text:style-name="T1">32°</text:span></text:p>
            </draw:text-box>
          </draw:frame>
          <draw:frame draw:style-name="gr3" draw:text-style-name="P3" draw:layer="layout" svg:width="1.01cm" svg:height="0.624cm" svg:x="9.135cm" svg:y="13.724cm">
            <draw:text-box>
              <text:p text:style-name="P2"><text:span text:style-name="T1">3,2</text:span></text:p>
            </draw:text-box>
          </draw:frame>
          <draw:frame draw:style-name="gr4" draw:text-style-name="P3" draw:layer="layout" svg:width="0.718cm" svg:height="0.624cm" svg:x="10.269cm" svg:y="13.384cm">
            <draw:text-box>
              <text:p text:style-name="P2"><text:span text:style-name="T1">A</text:span></text:p>
            </draw:text-box>
          </draw:frame>
          <draw:frame draw:style-name="gr5" draw:text-style-name="P3" draw:layer="layout" svg:width="0.718cm" svg:height="0.624cm" svg:x="11.693cm" svg:y="14.727cm">
            <draw:text-box>
              <text:p text:style-name="P2"><text:span text:style-name="T1">B</text:span></text:p>
            </draw:text-box>
          </draw:frame>
          <draw:frame draw:style-name="gr6" draw:text-style-name="P3" draw:layer="layout" svg:width="0.232cm" svg:height="0.624cm" svg:x="10.268cm" svg:y="15.61cm">
            <draw:text-box>
              <text:p text:style-name="P2"><text:span text:style-name="T1">C</text:span></text:p>
            </draw:text-box>
          </draw:frame>
          <draw:frame draw:style-name="gr7" draw:text-style-name="P3" draw:layer="layout" svg:width="0.255cm" svg:height="0.624cm" svg:x="8.76cm" svg:y="14.512cm">
            <draw:text-box>
              <text:p text:style-name="P2"><text:span text:style-name="T1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6:37.878522131</meta:creation-date>
    <dc:date>2018-03-12T12:17:34.032351170</dc:date>
    <meta:editing-duration>PT56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